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roid Serif" svg:font-family="'Droid Serif'" style:font-family-generic="roman"/>
    <style:font-face style:name="Droid Sans Mono" svg:font-family="'Droid Sans Mono'" style:font-family-generic="swiss" style:font-pitch="fixed"/>
    <style:font-face style:name="Droid Serif1" svg:font-family="'Droid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3">
      <style:paragraph-properties fo:text-align="start" style:justify-single-word="false"/>
    </style:style>
    <style:style style:name="T1" style:family="text">
      <style:text-properties style:font-name="Droid Sans Mono"/>
    </style:style>
    <style:style style:name="T2" style:family="text">
      <style:text-properties style:font-name="Droid Seri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Marshall</text:p>
      <text:p text:style-name="P1">Programming Languages</text:p>
      <text:p text:style-name="P1">Assignment #4</text:p>
      <text:p text:style-name="P1"/>
      <text:list xml:id="list1548291420" text:style-name="L3">
        <text:list-item>
          <text:p text:style-name="P2"><text:s/></text:p>
          <text:list>
            <text:list-item>
              <text:p text:style-name="P2">Type Equivalence is the description of methods to compare the equality and or compatibility of different types in programming languages. Structure equivalence uses the attributes of the type to determine equality. For example, two different types which each have an integer and a string attributes could be compared. Name equivalence determines compatibility of types based on the name of the attributes. For example, two different types which both have only an attribute called <text:span text:style-name="T1">last_name</text:span><text:span text:style-name="T2"> could be compared and considered equivalent. Name equivalence is preferred to <text:s/>structure equivalence because the intent of the programmer is considered. Structure equivalence would consider and two integer attributes comparable. However, with name equivalence, if one integer was named </text:span><text:span text:style-name="T1">total_score</text:span><text:span text:style-name="T2"> and the other was called </text:span><text:span text:style-name="T1">height</text:span><text:span text:style-name="T2">, those attributes, obviously, cannot be considered comparable.</text:span></text:p>
            </text:list-item>
            <text:list-item>
              <text:p text:style-name="P2"><text:span text:style-name="T2"><text:s/></text:span></text:p>
            </text:list-item>
            <text:list-item>
              <text:p text:style-name="P2"><text:span text:style-name="T2"><text:s/></text:span></text:p>
            </text:list-item>
            <text:list-item>
              <text:p text:style-name="P2"><text:span text:style-name="T2"><text:s/></text:span></text:p>
            </text:list-item>
            <text:list-item>
              <text:p text:style-name="P2"><text:span text:style-name="T2"><text:s/></text:span></text:p>
            </text:list-item>
            <text:list-item>
              <text:p text:style-name="P2"><text:span text:style-name="T2">Type Equivalence is the description of methods to compare the equality and or compatibility of different types in programming languages. Structure equivalence uses the attributes of the type to determine equality. For example, two different types which each have an integer and a string attributes could be compared. Name equivalence determines compatibility of types based on the name of the attributes. For example, two different types which both have only an attribute called </text:span><text:span text:style-name="T1">last_name</text:span><text:span text:style-name="T2"> could be compared and considered equivalent. Name equivalence is preferred to <text:s/>structure equivalence because the intent of the programmer is considered. Structure equivalence would consider and two integer attributes comparable. However, with name equivalence, if one integer was named </text:span><text:span text:style-name="T1">total_score</text:span><text:span text:style-name="T2"> and the other was called </text:span><text:span text:style-name="T1">height</text:span><text:span text:style-name="T2">, those attributes, obviously, cannot be considered comparable.</text:span></text:p>
            </text:list-item>
          </text:list>
        </text:list-item>
        <text:list-item>
          <text:p text:style-name="P2"><text:span text:style-name="T2"><text:s/></text:span></text:p>
          <text:list>
            <text:list-item>
              <text:p text:style-name="P2"><text:span text:style-name="T2"/></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roid Serif" svg:font-family="'Droid Serif'" style:font-family-generic="roman"/>
    <style:font-face style:name="Droid Sans Mono" svg:font-family="'Droid Sans Mono'" style:font-family-generic="swiss" style:font-pitch="fixed"/>
    <style:font-face style:name="Droid Serif1" svg:font-family="'Droid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Droid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Droid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roid Serif"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1-10-22T16:02:06</meta:creation-date>
    <meta:document-statistic meta:table-count="0" meta:image-count="0" meta:object-count="0" meta:page-count="1" meta:paragraph-count="11" meta:word-count="268" meta:character-count="1839" meta:non-whitespace-character-count="1575"/>
    <dc:date>2011-10-22T16:26:30</dc:date>
    <dc:creator>Chris </dc:creator>
    <meta:editing-duration>PT9M11S</meta:editing-duration>
    <meta:editing-cycles>1</meta:editing-cycles>
    <meta:generator>LibreOffice/3.4$Unix LibreOffice_project/340m1$Build-302</meta:generator>
  </office:meta>
</office:document-meta>
</file>